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a1" style:family="table">
      <style:table-properties style:width="17.445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13.037cm" style:rel-column-width="48974*"/>
    </style:style>
    <style:style style:name="Tabla1.B" style:family="table-column">
      <style:table-column-properties style:column-width="4.408cm" style:rel-column-width="16561*"/>
    </style:style>
    <style:style style:name="Tabla1.1" style:family="table-row">
      <style:table-row-properties fo:keep-together="auto"/>
    </style:style>
    <style:style style:name="Tabla1.A1" style:family="table-cell">
      <style:table-cell-properties style:border-line-width-bottom="0.018cm 0.018cm 0.018cm" fo:padding="0cm" fo:border-left="none" fo:border-right="none" fo:border-top="none" fo:border-bottom="1.5pt double #000000" style:writing-mode="lr-tb"/>
    </style:style>
    <style:style style:name="Tabla1.B1" style:family="table-cell">
      <style:table-cell-properties style:vertical-align="bottom" style:border-line-width-bottom="0.018cm 0.018cm 0.018cm" fo:padding="0cm" fo:border-left="none" fo:border-right="none" fo:border-top="none" fo:border-bottom="1.5pt double #000000" style:writing-mode="lr-tb"/>
    </style:style>
    <style:style style:name="Tabla2" style:family="table">
      <style:table-properties style:width="17.445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3.364cm" style:rel-column-width="12635*"/>
    </style:style>
    <style:style style:name="Tabla2.B" style:family="table-column">
      <style:table-column-properties style:column-width="5.408cm" style:rel-column-width="20315*"/>
    </style:style>
    <style:style style:name="Tabla2.C" style:family="table-column">
      <style:table-column-properties style:column-width="3.062cm" style:rel-column-width="11502*"/>
    </style:style>
    <style:style style:name="Tabla2.D" style:family="table-column">
      <style:table-column-properties style:column-width="5.613cm" style:rel-column-width="21083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cm" fo:padding-right="0cm" fo:padding-top="0.254cm" fo:padding-bottom="0.025cm" fo:border-left="none" fo:border-right="none" fo:border-top="none" fo:border-bottom="0.5pt solid #7f7f7f" style:writing-mode="lr-tb">
        <style:background-image/>
      </style:table-cell-properties>
    </style:style>
    <style:style style:name="Tabla2.A2" style:family="table-cell">
      <style:table-cell-properties fo:padding-left="0cm" fo:padding-right="0cm" fo:padding-top="0.025cm" fo:padding-bottom="0.025cm" fo:border="none" style:writing-mode="lr-tb"/>
    </style:style>
    <style:style style:name="Tabla2.B2" style:family="table-cell">
      <style:table-cell-properties fo:padding-left="0cm" fo:padding-right="0cm" fo:padding-top="0.025cm" fo:padding-bottom="0.025cm" fo:border="none" style:writing-mode="lr-tb"/>
    </style:style>
    <style:style style:name="Tabla2.C2" style:family="table-cell">
      <style:table-cell-properties fo:padding-left="0cm" fo:padding-right="0cm" fo:padding-top="0.025cm" fo:padding-bottom="0.025cm" fo:border="none" style:writing-mode="lr-tb"/>
    </style:style>
    <style:style style:name="Tabla2.D2" style:family="table-cell">
      <style:table-cell-properties fo:padding-left="0cm" fo:padding-right="0cm" fo:padding-top="0.025cm" fo:padding-bottom="0.025cm" fo:border="none" style:writing-mode="lr-tb"/>
    </style:style>
    <style:style style:name="Tabla2.A3" style:family="table-cell">
      <style:table-cell-properties fo:padding-left="0cm" fo:padding-right="0cm" fo:padding-top="0.025cm" fo:padding-bottom="0.025cm" fo:border="none" style:writing-mode="lr-tb"/>
    </style:style>
    <style:style style:name="Tabla2.B3" style:family="table-cell">
      <style:table-cell-properties fo:padding-left="0cm" fo:padding-right="0cm" fo:padding-top="0.025cm" fo:padding-bottom="0.025cm" fo:border="none" style:writing-mode="lr-tb"/>
    </style:style>
    <style:style style:name="Tabla2.C3" style:family="table-cell">
      <style:table-cell-properties fo:padding-left="0cm" fo:padding-right="0cm" fo:padding-top="0.025cm" fo:padding-bottom="0.025cm" fo:border="none" style:writing-mode="lr-tb"/>
    </style:style>
    <style:style style:name="Tabla2.D3" style:family="table-cell">
      <style:table-cell-properties fo:padding-left="0cm" fo:padding-right="0cm" fo:padding-top="0.025cm" fo:padding-bottom="0.025cm" fo:border="none" style:writing-mode="lr-tb"/>
    </style:style>
    <style:style style:name="Tabla3" style:family="table">
      <style:table-properties style:width="17.445cm" style:rel-width="100%" fo:margin-left="0cm" fo:margin-top="0cm" fo:margin-bottom="0cm" table:align="left" style:writing-mode="page"/>
    </style:style>
    <style:style style:name="Tabla3.A" style:family="table-column">
      <style:table-column-properties style:column-width="3.425cm" style:rel-column-width="12871*"/>
    </style:style>
    <style:style style:name="Tabla3.B" style:family="table-column">
      <style:table-column-properties style:column-width="14.019cm" style:rel-column-width="52664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cm" fo:padding-right="0cm" fo:padding-top="0.254cm" fo:padding-bottom="0.025cm" fo:border="none"/>
    </style:style>
    <style:style style:name="Tabla3.A2" style:family="table-cell">
      <style:table-cell-properties fo:padding-left="0cm" fo:padding-right="0cm" fo:padding-top="0.025cm" fo:padding-bottom="0.025cm" fo:border="none"/>
    </style:style>
    <style:style style:name="Tabla4" style:family="table">
      <style:table-properties style:width="17.445cm" style:rel-width="100%" fo:margin-left="0cm" fo:margin-top="0cm" fo:margin-bottom="0cm" table:align="left" style:writing-mode="page"/>
    </style:style>
    <style:style style:name="Tabla4.A" style:family="table-column">
      <style:table-column-properties style:column-width="2.782cm" style:rel-column-width="10452*"/>
    </style:style>
    <style:style style:name="Tabla4.B" style:family="table-column">
      <style:table-column-properties style:column-width="8.394cm" style:rel-column-width="31536*"/>
    </style:style>
    <style:style style:name="Tabla4.C" style:family="table-column">
      <style:table-column-properties style:column-width="2.311cm" style:rel-column-width="8683*"/>
    </style:style>
    <style:style style:name="Tabla4.D" style:family="table-column">
      <style:table-column-properties style:column-width="3.956cm" style:rel-column-width="14864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17.445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5.001cm" style:rel-column-width="18788*"/>
    </style:style>
    <style:style style:name="Tabla5.B" style:family="table-column">
      <style:table-column-properties style:column-width="8.001cm" style:rel-column-width="30055*"/>
    </style:style>
    <style:style style:name="Tabla5.C" style:family="table-column">
      <style:table-column-properties style:column-width="4.443cm" style:rel-column-width="16692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padding="0cm" fo:border-left="none" fo:border-right="none" fo:border-top="none" fo:border-bottom="1.5pt solid #666666" style:writing-mode="lr-tb"/>
    </style:style>
    <style:style style:name="Tabla5.A2" style:family="table-cell">
      <style:table-cell-properties fo:padding="0cm" fo:border="none" style:writing-mode="lr-tb"/>
    </style:style>
    <style:style style:name="Tabla5.B2" style:family="table-cell">
      <style:table-cell-properties fo:padding="0cm" fo:border="none" style:writing-mode="lr-tb"/>
    </style:style>
    <style:style style:name="Tabla5.C2" style:family="table-cell">
      <style:table-cell-properties fo:padding="0cm" fo:border="none" style:writing-mode="lr-tb"/>
    </style:style>
    <style:style style:name="Tabla5.A3" style:family="table-cell">
      <style:table-cell-properties fo:padding="0cm" fo:border="none" style:writing-mode="lr-tb"/>
    </style:style>
    <style:style style:name="Tabla5.B3" style:family="table-cell">
      <style:table-cell-properties fo:padding="0cm" fo:border="none" style:writing-mode="lr-tb"/>
    </style:style>
    <style:style style:name="Tabla5.C3" style:family="table-cell">
      <style:table-cell-properties fo:padding="0cm" fo:border="none" style:writing-mode="lr-tb"/>
    </style:style>
    <style:style style:name="Tabla5.A4" style:family="table-cell">
      <style:table-cell-properties fo:padding-left="0cm" fo:padding-right="0cm" fo:padding-top="0cm" fo:padding-bottom="0.508cm" fo:border="none" style:writing-mode="lr-tb"/>
    </style:style>
    <style:style style:name="Tabla5.B4" style:family="table-cell">
      <style:table-cell-properties fo:padding-left="0cm" fo:padding-right="0cm" fo:padding-top="0cm" fo:padding-bottom="0.508cm" fo:border="none" style:writing-mode="lr-tb"/>
    </style:style>
    <style:style style:name="Tabla5.C4" style:family="table-cell">
      <style:table-cell-properties fo:padding-left="0cm" fo:padding-right="0cm" fo:padding-top="0cm" fo:padding-bottom="0.508cm" fo:border="none" style:writing-mode="lr-tb"/>
    </style:style>
    <style:style style:name="Tabla6" style:family="table">
      <style:table-properties style:width="17.445cm" style:rel-width="100%" fo:margin-left="0cm" fo:margin-top="0cm" fo:margin-bottom="0cm" table:align="left" style:writing-mode="page"/>
    </style:style>
    <style:style style:name="Tabla6.A" style:family="table-column">
      <style:table-column-properties style:column-width="2.782cm" style:rel-column-width="10452*"/>
    </style:style>
    <style:style style:name="Tabla6.B" style:family="table-column">
      <style:table-column-properties style:column-width="8.394cm" style:rel-column-width="31536*"/>
    </style:style>
    <style:style style:name="Tabla6.C" style:family="table-column">
      <style:table-column-properties style:column-width="2.311cm" style:rel-column-width="8683*"/>
    </style:style>
    <style:style style:name="Tabla6.D" style:family="table-column">
      <style:table-column-properties style:column-width="3.956cm" style:rel-column-width="14864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="0cm" fo:border-left="none" fo:border-right="none" fo:border-top="0.5pt solid #000000" fo:border-bottom="none"/>
    </style:style>
    <style:style style:name="Tabla7" style:family="table">
      <style:table-properties style:width="17.445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5.001cm" style:rel-column-width="18788*"/>
    </style:style>
    <style:style style:name="Tabla7.B" style:family="table-column">
      <style:table-column-properties style:column-width="8.001cm" style:rel-column-width="30055*"/>
    </style:style>
    <style:style style:name="Tabla7.C" style:family="table-column">
      <style:table-column-properties style:column-width="4.443cm" style:rel-column-width="16692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bottom" fo:padding="0cm" fo:border-left="none" fo:border-right="none" fo:border-top="none" fo:border-bottom="1.5pt solid #666666" style:writing-mode="lr-tb"/>
    </style:style>
    <style:style style:name="Tabla7.A2" style:family="table-cell">
      <style:table-cell-properties fo:padding="0cm" fo:border="none" style:writing-mode="lr-tb"/>
    </style:style>
    <style:style style:name="Tabla7.B2" style:family="table-cell">
      <style:table-cell-properties fo:padding="0cm" fo:border="none" style:writing-mode="lr-tb"/>
    </style:style>
    <style:style style:name="Tabla7.C2" style:family="table-cell">
      <style:table-cell-properties fo:padding="0cm" fo:border="none" style:writing-mode="lr-tb"/>
    </style:style>
    <style:style style:name="Tabla7.A3" style:family="table-cell">
      <style:table-cell-properties fo:padding="0cm" fo:border="none" style:writing-mode="lr-tb"/>
    </style:style>
    <style:style style:name="Tabla7.B3" style:family="table-cell">
      <style:table-cell-properties fo:padding="0cm" fo:border="none" style:writing-mode="lr-tb"/>
    </style:style>
    <style:style style:name="Tabla7.C3" style:family="table-cell">
      <style:table-cell-properties fo:padding="0cm" fo:border="none" style:writing-mode="lr-tb"/>
    </style:style>
    <style:style style:name="Tabla7.A4" style:family="table-cell">
      <style:table-cell-properties fo:padding-left="0cm" fo:padding-right="0cm" fo:padding-top="0cm" fo:padding-bottom="0.508cm" fo:border="none" style:writing-mode="lr-tb"/>
    </style:style>
    <style:style style:name="Tabla7.B4" style:family="table-cell">
      <style:table-cell-properties fo:padding-left="0cm" fo:padding-right="0cm" fo:padding-top="0cm" fo:padding-bottom="0.508cm" fo:border="none" style:writing-mode="lr-tb"/>
    </style:style>
    <style:style style:name="Tabla7.C4" style:family="table-cell">
      <style:table-cell-properties fo:padding-left="0cm" fo:padding-right="0cm" fo:padding-top="0cm" fo:padding-bottom="0.508cm" fo:border="none" style:writing-mode="lr-tb"/>
    </style:style>
    <style:style style:name="Tabla8" style:family="table">
      <style:table-properties style:width="17.445cm" style:rel-width="100%" fo:margin-left="0cm" fo:margin-top="0cm" fo:margin-bottom="0cm" table:align="left" style:writing-mode="page"/>
    </style:style>
    <style:style style:name="Tabla8.A" style:family="table-column">
      <style:table-column-properties style:column-width="2.782cm" style:rel-column-width="10452*"/>
    </style:style>
    <style:style style:name="Tabla8.B" style:family="table-column">
      <style:table-column-properties style:column-width="8.394cm" style:rel-column-width="31536*"/>
    </style:style>
    <style:style style:name="Tabla8.C" style:family="table-column">
      <style:table-column-properties style:column-width="2.311cm" style:rel-column-width="8683*"/>
    </style:style>
    <style:style style:name="Tabla8.D" style:family="table-column">
      <style:table-column-properties style:column-width="3.956cm" style:rel-column-width="14864*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cm" fo:border-left="none" fo:border-right="none" fo:border-top="0.5pt solid #000000" fo:border-bottom="none"/>
    </style:style>
    <style:style style:name="Tabla9" style:family="table">
      <style:table-properties style:width="17.445cm" style:rel-width="100%" fo:margin-left="0cm" fo:margin-top="0cm" fo:margin-bottom="0cm" table:align="left" style:writing-mode="lr-tb"/>
    </style:style>
    <style:style style:name="Tabla9.A" style:family="table-column">
      <style:table-column-properties style:column-width="5.001cm" style:rel-column-width="18788*"/>
    </style:style>
    <style:style style:name="Tabla9.B" style:family="table-column">
      <style:table-column-properties style:column-width="8.001cm" style:rel-column-width="30055*"/>
    </style:style>
    <style:style style:name="Tabla9.C" style:family="table-column">
      <style:table-column-properties style:column-width="4.443cm" style:rel-column-width="16692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bottom" fo:padding="0cm" fo:border-left="none" fo:border-right="none" fo:border-top="none" fo:border-bottom="1.5pt solid #666666" style:writing-mode="lr-tb"/>
    </style:style>
    <style:style style:name="Tabla9.A2" style:family="table-cell">
      <style:table-cell-properties fo:padding="0cm" fo:border="none" style:writing-mode="lr-tb"/>
    </style:style>
    <style:style style:name="Tabla9.B2" style:family="table-cell">
      <style:table-cell-properties fo:padding="0cm" fo:border="none" style:writing-mode="lr-tb"/>
    </style:style>
    <style:style style:name="Tabla9.C2" style:family="table-cell">
      <style:table-cell-properties fo:padding="0cm" fo:border="none" style:writing-mode="lr-tb"/>
    </style:style>
    <style:style style:name="Tabla9.A3" style:family="table-cell">
      <style:table-cell-properties fo:padding="0cm" fo:border="none" style:writing-mode="lr-tb"/>
    </style:style>
    <style:style style:name="Tabla9.B3" style:family="table-cell">
      <style:table-cell-properties fo:padding="0cm" fo:border="none" style:writing-mode="lr-tb"/>
    </style:style>
    <style:style style:name="Tabla9.C3" style:family="table-cell">
      <style:table-cell-properties fo:padding="0cm" fo:border="none" style:writing-mode="lr-tb"/>
    </style:style>
    <style:style style:name="Tabla9.A4" style:family="table-cell">
      <style:table-cell-properties fo:padding-left="0cm" fo:padding-right="0cm" fo:padding-top="0cm" fo:padding-bottom="0.508cm" fo:border="none" style:writing-mode="lr-tb"/>
    </style:style>
    <style:style style:name="Tabla9.B4" style:family="table-cell">
      <style:table-cell-properties fo:padding-left="0cm" fo:padding-right="0cm" fo:padding-top="0cm" fo:padding-bottom="0.508cm" fo:border="none" style:writing-mode="lr-tb"/>
    </style:style>
    <style:style style:name="Tabla9.C4" style:family="table-cell">
      <style:table-cell-properties fo:padding-left="0cm" fo:padding-right="0cm" fo:padding-top="0cm" fo:padding-bottom="0.508cm" fo:border="none" style:writing-mode="lr-tb"/>
    </style:style>
    <style:style style:name="P1" style:family="paragraph" style:parent-style-name="Title">
      <style:paragraph-properties fo:text-align="start" style:justify-single-word="false" fo:orphans="2" fo:widows="2"/>
      <style:text-properties fo:language="es" fo:country="ES" style:language-asian="en" style:country-asian="US" style:language-complex="ar" style:country-complex="SA"/>
    </style:style>
    <style:style style:name="P2" style:family="paragraph" style:parent-style-name="Heading_20_3">
      <style:paragraph-properties fo:orphans="2" fo:widows="2"/>
      <style:text-properties fo:font-size="9.5pt" fo:language="es" fo:country="ES" style:letter-kerning="false" style:font-size-asian="9.5pt" style:language-asian="en" style:country-asian="US" style:font-name-complex="Times New Roman" style:language-complex="ar" style:country-complex="SA"/>
    </style:style>
    <style:style style:name="P3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s" fo:country="ES" fo:font-style="normal" style:letter-kerning="false" style:font-size-asian="9.5pt" style:language-asian="en" style:country-asian="US" style:font-style-asian="normal" style:language-complex="ar" style:country-complex="SA"/>
    </style:style>
    <style:style style:name="P4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s" fo:country="ES" fo:font-style="normal" style:letter-kerning="false" style:font-name-asian="ＭＳ Ｐゴシック" style:font-size-asian="9.5pt" style:language-asian="en" style:country-asian="US" style:font-style-asian="normal" style:font-name-complex="Arial2" style:font-size-complex="9.5pt" style:language-complex="ar" style:country-complex="SA" style:font-style-complex="italic"/>
    </style:style>
    <style:style style:name="P5" style:family="paragraph" style:parent-style-name="Heading_20_2">
      <style:paragraph-properties fo:margin-top="0.141cm" fo:margin-bottom="0.141cm" style:contextual-spacing="false" fo:text-align="start" style:justify-single-word="false" fo:orphans="2" fo:widows="2"/>
      <style:text-properties fo:font-size="9.5pt" fo:language="es" fo:country="ES" style:letter-kerning="false" style:font-size-asian="9.5pt" style:language-asian="en" style:country-asian="US" style:language-complex="ar" style:country-complex="SA"/>
    </style:style>
    <style:style style:name="P6" style:family="paragraph" style:parent-style-name="Standard">
      <style:paragraph-properties fo:margin-top="0.141cm" fo:margin-bottom="0.141cm" style:contextual-spacing="false" fo:text-align="start" style:justify-single-word="false" fo:orphans="2" fo:widows="2"/>
      <style:text-properties style:font-name="Arial" fo:font-size="9.5pt" fo:language="es" fo:country="E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7" style:family="paragraph" style:parent-style-name="Standard">
      <style:paragraph-properties fo:margin-top="0.141cm" fo:margin-bottom="0cm" style:contextual-spacing="false" fo:text-align="start" style:justify-single-word="false" fo:orphans="2" fo:widows="2"/>
      <style:text-properties style:font-name="Arial" fo:font-size="9.5pt" fo:language="es" fo:country="ES" fo:font-weight="bold" style:letter-kerning="false" style:font-name-asian="ＭＳ Ｐゴシック" style:font-size-asian="9.5pt" style:language-asian="en" style:country-asian="US" style:font-weight-asian="bold" style:font-name-complex="Times New Roman" style:font-size-complex="9.5pt" style:language-complex="ar" style:country-complex="SA" style:font-weight-complex="bold"/>
    </style:style>
    <style:style style:name="P8" style:family="paragraph" style:parent-style-name="List_20_1" style:list-style-name="WWNum3">
      <style:paragraph-properties fo:margin-top="0.141cm" fo:margin-bottom="0.141cm" style:contextual-spacing="true" fo:text-align="start" style:justify-single-word="false" fo:orphans="2" fo:widows="2"/>
      <style:text-properties style:font-name="Arial" fo:font-size="9.5pt" fo:language="es" fo:country="E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style>
    <style:style style:name="P9" style:family="paragraph" style:parent-style-name="Heading_20_4">
      <style:paragraph-properties fo:keep-together="always" fo:break-before="page"/>
    </style:style>
    <style:style style:name="T1" style:family="text">
      <style:text-properties style:language-complex="es" style:country-complex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loext:content-control loext:showing-place-holder="true" loext:id="-1086378735"><text:span text:style-name="T1">Reunión de grupo</text:span></loext:content-control></text:p>
          </table:table-cell>
          <table:table-cell table:style-name="Tabla1.B1" office:value-type="string">
            <text:h text:style-name="P2" text:outline-level="3"><loext:content-control loext:showing-place-holder="true" loext:plain-text="true" loext:id="2006626827"><text:span text:style-name="T1">Fecha</text:span></loext:content-control></text:h>
            <text:h text:style-name="P2" text:outline-level="3"><loext:content-control loext:showing-place-holder="true" loext:plain-text="true" loext:alias="Hora" loext:tag="Hora" loext:id="807176113"><text:span text:style-name="T1">Hora</text:span></loext:content-control></text:h>
            <text:h text:style-name="P2" text:outline-level="3"><loext:content-control loext:showing-place-holder="true" loext:plain-text="true" loext:alias="Ubicación" loext:tag="Ubicación" loext:id="807176140"><text:span text:style-name="T1">Ubicación</text:span></loext:content-control></text:h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h text:style-name="P3" text:outline-level="2"><loext:content-control loext:showing-place-holder="true" loext:id="834805806"><text:span text:style-name="T1">Reunión organizada por:</text:span></loext:content-control><text:span text:style-name="T1"> </text:span></text:h>
          </table:table-cell>
          <table:table-cell table:style-name="Tabla2.A1" office:value-type="string">
            <text:p text:style-name="P4"><loext:content-control loext:showing-place-holder="true" loext:id="-760830803"><text:span text:style-name="T1">Escriba el nombre del organizador de la reunión aquí</text:span></loext:content-control><text:span text:style-name="T1"> </text:span></text:p>
          </table:table-cell>
          <table:table-cell table:style-name="Tabla2.A1" office:value-type="string">
            <text:h text:style-name="P3" text:outline-level="2"><loext:content-control loext:showing-place-holder="true" loext:id="-442851289"><text:span text:style-name="T1">Tipo de reunión:</text:span></loext:content-control></text:h>
          </table:table-cell>
          <table:table-cell table:style-name="Tabla2.A1" office:value-type="string">
            <text:p text:style-name="P4"><loext:content-control loext:showing-place-holder="true" loext:id="287789566"><text:span text:style-name="T1">Escriba el tipo de reunión aquí</text:span></loext:content-control></text:p>
          </table:table-cell>
        </table:table-row>
        <table:table-row table:style-name="Tabla2.1">
          <table:table-cell table:style-name="Tabla2.A2" office:value-type="string">
            <text:h text:style-name="P5" text:outline-level="2"><loext:content-control loext:showing-place-holder="true" loext:id="-906145096"><text:span text:style-name="T1">Responsable:</text:span></loext:content-control><text:span text:style-name="T1"> </text:span></text:h>
          </table:table-cell>
          <table:table-cell table:style-name="Tabla2.B2" office:value-type="string">
            <text:p text:style-name="P6"><loext:content-control loext:showing-place-holder="true" loext:id="56139423"><text:span text:style-name="T1">Escriba el nombre del responsable de la reunión aquí</text:span></loext:content-control></text:p>
          </table:table-cell>
          <table:table-cell table:style-name="Tabla2.C2" office:value-type="string">
            <text:h text:style-name="P5" text:outline-level="2"><loext:content-control loext:showing-place-holder="true" loext:id="795647141"><text:span text:style-name="T1">Encargado de tomar notas:</text:span></loext:content-control></text:h>
          </table:table-cell>
          <table:table-cell table:style-name="Tabla2.D2" office:value-type="string">
            <text:p text:style-name="P6"><loext:content-control loext:showing-place-holder="true" loext:id="1823616883"><text:span text:style-name="T1">Escriba el nombre del encargado de tomar notas aquí</text:span></loext:content-control></text:p>
          </table:table-cell>
        </table:table-row>
        <table:table-row table:style-name="Tabla2.1">
          <table:table-cell table:style-name="Tabla2.A3" office:value-type="string">
            <text:h text:style-name="P5" text:outline-level="2"><loext:content-control loext:showing-place-holder="true" loext:id="-1232768380"><text:span text:style-name="T1">Controlador del tiempo:</text:span></loext:content-control></text:h>
          </table:table-cell>
          <table:table-cell table:style-name="Tabla2.B3" office:value-type="string">
            <text:p text:style-name="P6"><loext:content-control loext:showing-place-holder="true" loext:id="-1222437516"><text:span text:style-name="T1">Escriba el nombre del controlador del tiempo de la reunión aquí</text:span></loext:content-control></text:p>
          </table:table-cell>
          <table:table-cell table:style-name="Tabla2.C3" office:value-type="string">
            <text:h text:style-name="P5" text:outline-level="2"/>
          </table:table-cell>
          <table:table-cell table:style-name="Tabla2.D3" office:value-type="string">
            <text:p text:style-name="P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Heading_20_2" text:outline-level="2"><loext:content-control loext:showing-place-holder="true" loext:id="1643469904"><text:span text:style-name="T1">Asistentes:</text:span></loext:content-control></text:h>
          </table:table-cell>
          <table:table-cell table:style-name="Tabla3.A1" office:value-type="string">
            <text:p text:style-name="Standard"><loext:content-control loext:showing-place-holder="true" loext:id="1219251900"><text:span text:style-name="T1">Escriba aquí los asistentes</text:span></loext:content-control></text:p>
          </table:table-cell>
        </table:table-row>
        <table:table-row table:style-name="Tabla3.1">
          <table:table-cell table:style-name="Tabla3.A2" office:value-type="string">
            <text:h text:style-name="Heading_20_2" text:outline-level="2"><loext:content-control loext:showing-place-holder="true" loext:id="-1255275818"><text:span text:style-name="T1">Lea:</text:span></loext:content-control></text:h>
          </table:table-cell>
          <table:table-cell table:style-name="Tabla3.A2" office:value-type="string">
            <text:p text:style-name="Standard"><loext:content-control loext:showing-place-holder="true" loext:id="-68501377"><text:span text:style-name="T1">Escriba aquí la lista de lectura</text:span></loext:content-control></text:p>
          </table:table-cell>
        </table:table-row>
        <table:table-row table:style-name="Tabla3.1">
          <table:table-cell table:style-name="Tabla3.A2" office:value-type="string">
            <text:h text:style-name="Heading_20_2" text:outline-level="2"><loext:content-control loext:showing-place-holder="true" loext:id="681237791"><text:span text:style-name="T1">Traiga:</text:span></loext:content-control></text:h>
          </table:table-cell>
          <table:table-cell table:style-name="Tabla3.A2" office:value-type="string">
            <text:p text:style-name="Standard"><loext:content-control loext:showing-place-holder="true" loext:id="475648712"><text:span text:style-name="T1">Escriba los artículos que se deben llevar a la reunión aquí</text:span></loext:content-control></text:p>
          </table:table-cell>
        </table:table-row>
      </table:table>
      <text:h text:style-name="Heading_20_1" text:outline-level="1"><loext:content-control loext:showing-place-holder="true" loext:plain-text="true" loext:id="-2901889"><text:span text:style-name="T1">Minutos</text:span><text:bookmark-start text:name="MinuteItems"/></loext:content-control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h text:style-name="Heading_20_2" text:outline-level="2"><text:bookmark-end text:name="MinuteItems"/><loext:content-control loext:showing-place-holder="true" loext:id="90904773"><text:span text:style-name="T1">Puntos de la agenda:</text:span></loext:content-control></text:h>
          </table:table-cell>
          <table:table-cell table:style-name="Tabla4.A1" office:value-type="string">
            <text:p text:style-name="Standard"><loext:content-control loext:showing-place-holder="true" loext:id="-1695214689"><text:span text:style-name="T1">Escriba los puntos de la agenda aquí</text:span></loext:content-control></text:p>
          </table:table-cell>
          <table:table-cell table:style-name="Tabla4.A1" office:value-type="string">
            <text:h text:style-name="Heading_20_2" text:outline-level="2"><loext:content-control loext:showing-place-holder="true" loext:id="1737199064"><text:span text:style-name="T1">Moderador:</text:span></loext:content-control></text:h>
          </table:table-cell>
          <table:table-cell table:style-name="Tabla4.A1" office:value-type="string">
            <text:p text:style-name="Standard"><loext:content-control loext:showing-place-holder="true" loext:id="-886176056"><text:span text:style-name="T1">Escriba el nombre del moderador aquí</text:span></loext:content-control></text:p>
          </table:table-cell>
        </table:table-row>
      </table:table>
      <text:h text:style-name="Heading_20_4" text:outline-level="4"><loext:content-control loext:showing-place-holder="true" loext:id="-391195506"><text:span text:style-name="T1">Debate:</text:span></loext:content-control></text:h>
      <text:p text:style-name="Standard"><loext:content-control loext:showing-place-holder="true" loext:plain-text="true" loext:id="807176261"><text:span text:style-name="T1">Para empezar ahora mismo, pulse el texto de cualquier marcador de posición (como este) y empiece a escribir para reemplazarlo por el suyo.</text:span></loext:content-control></text:p>
      <text:h text:style-name="Heading_20_4" text:outline-level="4"><loext:content-control loext:showing-place-holder="true" loext:id="1574465788"><text:span text:style-name="T1">Conclusiones:</text:span></loext:content-control></text:h>
      <text:p text:style-name="Standard"><loext:content-control loext:showing-place-holder="true" loext:plain-text="true" loext:id="-1653514351"><text:span text:style-name="T1">Escriba las conclusiones aquí.</text:span><text:bookmark-start text:name="MinuteActionItems"/><text:bookmark-start text:name="MinuteDiscussion"/></loext:content-control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a5.1">
            <table:table-cell table:style-name="Tabla5.A1" office:value-type="string">
              <text:p text:style-name="P7"><text:bookmark-end text:name="MinuteDiscussion"/><text:bookmark-end text:name="MinuteActionItems"/><loext:content-control loext:showing-place-holder="true" loext:id="-1717032099"><text:span text:style-name="T1">Acciones</text:span><text:bookmark text:name="MinutePersonResponsible"/></loext:content-control></text:p>
            </table:table-cell>
            <table:table-cell table:style-name="Tabla5.A1" office:value-type="string">
              <text:p text:style-name="P7"><loext:content-control loext:showing-place-holder="true" loext:id="-319821758"><text:span text:style-name="T1">Persona responsable</text:span><text:bookmark text:name="MinuteDeadline"/></loext:content-control></text:p>
            </table:table-cell>
            <table:table-cell table:style-name="Tabla5.A1" office:value-type="string">
              <text:p text:style-name="P7"><loext:content-control loext:showing-place-holder="true" loext:id="433413345"><text:span text:style-name="T1">Fecha límite</text:span></loext:content-control></text:p>
            </table:table-cell>
          </table:table-row>
        </table:table-header-rows>
        <table:table-row table:style-name="Tabla5.1">
          <table:table-cell table:style-name="Tabla5.A2" office:value-type="string">
            <text:list text:style-name="WWNum3">
              <text:list-item>
                <text:p text:style-name="P8"><loext:content-control loext:showing-place-holder="true" loext:id="1506475385"><text:span text:style-name="T1">Escriba aquí las acciones</text:span></loext:content-control></text:p>
              </text:list-item>
            </text:list>
          </table:table-cell>
          <table:table-cell table:style-name="Tabla5.B2" office:value-type="string">
            <text:p text:style-name="P6"><loext:content-control loext:showing-place-holder="true" loext:id="353314519"><text:span text:style-name="T1">Escriba el nombre de la persona responsable aquí</text:span></loext:content-control></text:p>
          </table:table-cell>
          <table:table-cell table:style-name="Tabla5.C2" office:value-type="string">
            <text:p text:style-name="P6"><loext:content-control loext:showing-place-holder="true" loext:id="1757855488"><text:span text:style-name="T1">Escriba la fecha límite aquí</text:span></loext:content-control></text:p>
          </table:table-cell>
        </table:table-row>
        <table:table-row table:style-name="Tabla5.1">
          <table:table-cell table:style-name="Tabla5.A3" office:value-type="string">
            <text:list text:continue-numbering="true" text:style-name="WWNum3">
              <text:list-item>
                <text:p text:style-name="P8"><loext:content-control loext:showing-place-holder="true" loext:id="-924879657"><text:span text:style-name="T1">Escriba aquí las acciones</text:span></loext:content-control></text:p>
              </text:list-item>
            </text:list>
          </table:table-cell>
          <table:table-cell table:style-name="Tabla5.B3" office:value-type="string">
            <text:p text:style-name="P6"><loext:content-control loext:showing-place-holder="true" loext:id="-483474240"><text:span text:style-name="T1">Escriba el nombre de la persona responsable aquí</text:span></loext:content-control></text:p>
          </table:table-cell>
          <table:table-cell table:style-name="Tabla5.C3" office:value-type="string">
            <text:p text:style-name="P6"><loext:content-control loext:showing-place-holder="true" loext:id="-874463000"><text:span text:style-name="T1">Escriba la fecha límite aquí</text:span></loext:content-control></text:p>
          </table:table-cell>
        </table:table-row>
        <table:table-row table:style-name="Tabla5.1">
          <table:table-cell table:style-name="Tabla5.A4" office:value-type="string">
            <text:list text:continue-numbering="true" text:style-name="WWNum3">
              <text:list-item>
                <text:p text:style-name="P8"><loext:content-control loext:showing-place-holder="true" loext:id="-1371140849"><text:span text:style-name="T1">Escriba aquí las acciones</text:span></loext:content-control></text:p>
              </text:list-item>
            </text:list>
          </table:table-cell>
          <table:table-cell table:style-name="Tabla5.B4" office:value-type="string">
            <text:p text:style-name="P6"><loext:content-control loext:showing-place-holder="true" loext:id="-290829446"><text:span text:style-name="T1">Escriba el nombre de la persona responsable aquí</text:span></loext:content-control></text:p>
          </table:table-cell>
          <table:table-cell table:style-name="Tabla5.C4" office:value-type="string">
            <text:p text:style-name="P6"><loext:content-control loext:showing-place-holder="true" loext:id="-1354030449"><text:span text:style-name="T1">Escriba la fecha límite aquí</text:span><text:bookmark text:name="MinuteTopicSection"/></loext:content-control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h text:style-name="Heading_20_2" text:outline-level="2"><loext:content-control loext:showing-place-holder="true" loext:id="113951409"><text:span text:style-name="T1">Puntos de la agenda:</text:span></loext:content-control></text:h>
          </table:table-cell>
          <table:table-cell table:style-name="Tabla6.A1" office:value-type="string">
            <text:p text:style-name="Standard"><loext:content-control loext:showing-place-holder="true" loext:id="1690950308"><text:span text:style-name="T1">Escriba los puntos de la agenda aquí</text:span></loext:content-control></text:p>
          </table:table-cell>
          <table:table-cell table:style-name="Tabla6.A1" office:value-type="string">
            <text:h text:style-name="Heading_20_2" text:outline-level="2"><loext:content-control loext:showing-place-holder="true" loext:id="1072624145"><text:span text:style-name="T1">Moderador:</text:span></loext:content-control></text:h>
          </table:table-cell>
          <table:table-cell table:style-name="Tabla6.A1" office:value-type="string">
            <text:p text:style-name="Standard"><loext:content-control loext:showing-place-holder="true" loext:id="-572357552"><text:span text:style-name="T1">Escriba el nombre del moderador aquí</text:span></loext:content-control></text:p>
          </table:table-cell>
        </table:table-row>
      </table:table>
      <text:h text:style-name="Heading_20_4" text:outline-level="4"><loext:content-control loext:showing-place-holder="true" loext:id="1495455185"><text:span text:style-name="T1">Debate:</text:span></loext:content-control></text:h>
      <text:p text:style-name="Standard"><loext:content-control loext:showing-place-holder="true" loext:plain-text="true" loext:id="275993325"><text:span text:style-name="T1">Para empezar ahora mismo, pulse el texto de cualquier marcador de posición (como este) y empiece a escribir para reemplazarlo por el suyo.</text:span></loext:content-control></text:p>
      <text:h text:style-name="Heading_20_4" text:outline-level="4"><loext:content-control loext:showing-place-holder="true" loext:id="-1295436725"><text:span text:style-name="T1">Conclusiones:</text:span></loext:content-control></text:h>
      <text:p text:style-name="Standard"><loext:content-control loext:showing-place-holder="true" loext:plain-text="true" loext:id="1699276047"><text:span text:style-name="T1">Escriba las conclusiones aquí.</text:span></loext:content-control></text:p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 table:style-name="Tabla7.1">
            <table:table-cell table:style-name="Tabla7.A1" office:value-type="string">
              <text:p text:style-name="P7"><loext:content-control loext:showing-place-holder="true" loext:id="1576775990"><text:span text:style-name="T1">Acciones</text:span></loext:content-control></text:p>
            </table:table-cell>
            <table:table-cell table:style-name="Tabla7.A1" office:value-type="string">
              <text:p text:style-name="P7"><loext:content-control loext:showing-place-holder="true" loext:id="-778569795"><text:span text:style-name="T1">Persona responsable</text:span></loext:content-control></text:p>
            </table:table-cell>
            <table:table-cell table:style-name="Tabla7.A1" office:value-type="string">
              <text:p text:style-name="P7"><loext:content-control loext:showing-place-holder="true" loext:id="-1974196117"><text:span text:style-name="T1">Fecha límite</text:span></loext:content-control></text:p>
            </table:table-cell>
          </table:table-row>
        </table:table-header-rows>
        <table:table-row table:style-name="Tabla7.1">
          <table:table-cell table:style-name="Tabla7.A2" office:value-type="string">
            <text:list text:continue-numbering="true" text:style-name="WWNum3">
              <text:list-item>
                <text:p text:style-name="P8"><loext:content-control loext:showing-place-holder="true" loext:id="-300149647"><text:span text:style-name="T1">Escriba aquí las acciones</text:span></loext:content-control></text:p>
              </text:list-item>
            </text:list>
          </table:table-cell>
          <table:table-cell table:style-name="Tabla7.B2" office:value-type="string">
            <text:p text:style-name="P6"><loext:content-control loext:showing-place-holder="true" loext:id="-2021450857"><text:span text:style-name="T1">Escriba el nombre de la persona responsable aquí</text:span></loext:content-control></text:p>
          </table:table-cell>
          <table:table-cell table:style-name="Tabla7.C2" office:value-type="string">
            <text:p text:style-name="P6"><loext:content-control loext:showing-place-holder="true" loext:id="-1362511276"><text:span text:style-name="T1">Escriba la fecha límite aquí</text:span></loext:content-control></text:p>
          </table:table-cell>
        </table:table-row>
        <table:table-row table:style-name="Tabla7.1">
          <table:table-cell table:style-name="Tabla7.A3" office:value-type="string">
            <text:list text:continue-numbering="true" text:style-name="WWNum3">
              <text:list-item>
                <text:p text:style-name="P8"><loext:content-control loext:showing-place-holder="true" loext:id="2135979729"><text:span text:style-name="T1">Escriba aquí las acciones</text:span></loext:content-control></text:p>
              </text:list-item>
            </text:list>
          </table:table-cell>
          <table:table-cell table:style-name="Tabla7.B3" office:value-type="string">
            <text:p text:style-name="P6"><loext:content-control loext:showing-place-holder="true" loext:id="-1826508862"><text:span text:style-name="T1">Escriba el nombre de la persona responsable aquí</text:span></loext:content-control></text:p>
          </table:table-cell>
          <table:table-cell table:style-name="Tabla7.C3" office:value-type="string">
            <text:p text:style-name="P6"><loext:content-control loext:showing-place-holder="true" loext:id="-22934574"><text:span text:style-name="T1">Escriba la fecha límite aquí</text:span></loext:content-control></text:p>
          </table:table-cell>
        </table:table-row>
        <table:table-row table:style-name="Tabla7.1">
          <table:table-cell table:style-name="Tabla7.A4" office:value-type="string">
            <text:list text:continue-numbering="true" text:style-name="WWNum3">
              <text:list-item>
                <text:p text:style-name="P8"><loext:content-control loext:showing-place-holder="true" loext:id="-829058861"><text:span text:style-name="T1">Escriba aquí las acciones</text:span></loext:content-control></text:p>
              </text:list-item>
            </text:list>
          </table:table-cell>
          <table:table-cell table:style-name="Tabla7.B4" office:value-type="string">
            <text:p text:style-name="P6"><loext:content-control loext:showing-place-holder="true" loext:id="1425691745"><text:span text:style-name="T1">Escriba el nombre de la persona responsable aquí</text:span></loext:content-control></text:p>
          </table:table-cell>
          <table:table-cell table:style-name="Tabla7.C4" office:value-type="string">
            <text:p text:style-name="P6"><loext:content-control loext:showing-place-holder="true" loext:id="1592043662"><text:span text:style-name="T1">Escriba la fecha límite aquí</text:span></loext:content-control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h text:style-name="Heading_20_2" text:outline-level="2"><loext:content-control loext:showing-place-holder="true" loext:id="885458630"><text:span text:style-name="T1">Puntos de la agenda:</text:span></loext:content-control></text:h>
          </table:table-cell>
          <table:table-cell table:style-name="Tabla8.A1" office:value-type="string">
            <text:p text:style-name="Standard"><loext:content-control loext:showing-place-holder="true" loext:id="377673507"><text:span text:style-name="T1">Escriba los puntos de la agenda aquí</text:span></loext:content-control></text:p>
          </table:table-cell>
          <table:table-cell table:style-name="Tabla8.A1" office:value-type="string">
            <text:h text:style-name="Heading_20_2" text:outline-level="2"><loext:content-control loext:showing-place-holder="true" loext:id="-765931208"><text:span text:style-name="T1">Moderador:</text:span></loext:content-control></text:h>
          </table:table-cell>
          <table:table-cell table:style-name="Tabla8.A1" office:value-type="string">
            <text:p text:style-name="Standard"><loext:content-control loext:showing-place-holder="true" loext:id="-858592925"><text:span text:style-name="T1">Escriba el nombre del moderador aquí</text:span></loext:content-control></text:p>
          </table:table-cell>
        </table:table-row>
      </table:table>
      <text:h text:style-name="Heading_20_4" text:outline-level="4"><loext:content-control loext:showing-place-holder="true" loext:id="-98801915"><text:span text:style-name="T1">Debate:</text:span></loext:content-control></text:h>
      <text:p text:style-name="Standard"><loext:content-control loext:showing-place-holder="true" loext:plain-text="true" loext:id="-1975671269"><text:span text:style-name="T1">Para empezar ahora mismo, pulse el texto de cualquier marcador de posición (como este) y empiece a escribir para reemplazarlo por el suyo.</text:span></loext:content-control></text:p>
      <text:h text:style-name="P9" text:outline-level="4"><loext:content-control loext:showing-place-holder="true" loext:id="-1388485399"><text:span text:style-name="T1">Conclusiones:</text:span></loext:content-control></text:h>
      <text:p text:style-name="Standard"><loext:content-control loext:showing-place-holder="true" loext:plain-text="true" loext:id="-1873522740"><text:span text:style-name="T1">Escriba las conclusiones aquí.</text:span></loext:content-control></text:p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 table:style-name="Tabla9.1">
            <table:table-cell table:style-name="Tabla9.A1" office:value-type="string">
              <text:p text:style-name="P7"><loext:content-control loext:showing-place-holder="true" loext:id="-374389350"><text:span text:style-name="T1">Acciones</text:span></loext:content-control></text:p>
            </table:table-cell>
            <table:table-cell table:style-name="Tabla9.A1" office:value-type="string">
              <text:p text:style-name="P7"><loext:content-control loext:showing-place-holder="true" loext:id="1996212571"><text:span text:style-name="T1">Persona responsable</text:span></loext:content-control></text:p>
            </table:table-cell>
            <table:table-cell table:style-name="Tabla9.A1" office:value-type="string">
              <text:p text:style-name="P7"><loext:content-control loext:showing-place-holder="true" loext:id="429936015"><text:span text:style-name="T1">Fecha límite</text:span></loext:content-control></text:p>
            </table:table-cell>
          </table:table-row>
        </table:table-header-rows>
        <table:table-row table:style-name="Tabla9.1">
          <table:table-cell table:style-name="Tabla9.A2" office:value-type="string">
            <text:list text:continue-numbering="true" text:style-name="WWNum3">
              <text:list-item>
                <text:p text:style-name="P8"><loext:content-control loext:showing-place-holder="true" loext:id="-1322805837"><text:span text:style-name="T1">Escriba aquí las acciones</text:span></loext:content-control></text:p>
              </text:list-item>
            </text:list>
          </table:table-cell>
          <table:table-cell table:style-name="Tabla9.B2" office:value-type="string">
            <text:p text:style-name="P6"><loext:content-control loext:showing-place-holder="true" loext:id="1109015127"><text:span text:style-name="T1">Escriba el nombre de la persona responsable aquí</text:span></loext:content-control></text:p>
          </table:table-cell>
          <table:table-cell table:style-name="Tabla9.C2" office:value-type="string">
            <text:p text:style-name="P6"><loext:content-control loext:showing-place-holder="true" loext:id="1780834151"><text:span text:style-name="T1">Escriba la fecha límite aquí</text:span></loext:content-control></text:p>
          </table:table-cell>
        </table:table-row>
        <table:table-row table:style-name="Tabla9.1">
          <table:table-cell table:style-name="Tabla9.A3" office:value-type="string">
            <text:list text:continue-numbering="true" text:style-name="WWNum3">
              <text:list-item>
                <text:p text:style-name="P8"><loext:content-control loext:showing-place-holder="true" loext:id="1417053139"><text:span text:style-name="T1">Escriba aquí las acciones</text:span></loext:content-control></text:p>
              </text:list-item>
            </text:list>
          </table:table-cell>
          <table:table-cell table:style-name="Tabla9.B3" office:value-type="string">
            <text:p text:style-name="P6"><loext:content-control loext:showing-place-holder="true" loext:id="-1974819821"><text:span text:style-name="T1">Escriba el nombre de la persona responsable aquí</text:span></loext:content-control></text:p>
          </table:table-cell>
          <table:table-cell table:style-name="Tabla9.C3" office:value-type="string">
            <text:p text:style-name="P6"><loext:content-control loext:showing-place-holder="true" loext:id="-1089308141"><text:span text:style-name="T1">Escriba la fecha límite aquí</text:span></loext:content-control></text:p>
          </table:table-cell>
        </table:table-row>
        <table:table-row table:style-name="Tabla9.1">
          <table:table-cell table:style-name="Tabla9.A4" office:value-type="string">
            <text:list text:continue-numbering="true" text:style-name="WWNum3">
              <text:list-item>
                <text:p text:style-name="P8"><loext:content-control loext:showing-place-holder="true" loext:id="-1792125055"><text:span text:style-name="T1">Escriba aquí las acciones</text:span></loext:content-control></text:p>
              </text:list-item>
            </text:list>
          </table:table-cell>
          <table:table-cell table:style-name="Tabla9.B4" office:value-type="string">
            <text:p text:style-name="P6"><loext:content-control loext:showing-place-holder="true" loext:id="1190714860"><text:span text:style-name="T1">Escriba el nombre de la persona responsable aquí</text:span></loext:content-control></text:p>
          </table:table-cell>
          <table:table-cell table:style-name="Tabla9.C4" office:value-type="string">
            <text:p text:style-name="P6"><loext:content-control loext:showing-place-holder="true" loext:id="107479912"><text:span text:style-name="T1">Escriba la fecha límite aquí</text:span></loext:content-control></text:p>
          </table:table-cell>
        </table:table-row>
      </table:table>
      <text:h text:style-name="Heading_20_1" text:outline-level="1"><loext:content-control loext:showing-place-holder="true" loext:id="-1794281877"><text:span text:style-name="T1">Otra información</text:span></loext:content-control></text:h>
      <text:h text:style-name="Heading_20_4" text:outline-level="4"><loext:content-control loext:showing-place-holder="true" loext:id="2125887421"><text:span text:style-name="T1">Observadores:</text:span></loext:content-control></text:h>
      <text:p text:style-name="Standard"><loext:content-control loext:showing-place-holder="true" loext:plain-text="true" loext:id="-1335213840"><text:span text:style-name="T1">Escriba el nombre de los observadores aquí.</text:span></loext:content-control></text:p>
      <text:h text:style-name="Heading_20_4" text:outline-level="4"><loext:content-control loext:showing-place-holder="true" loext:id="-671956156"><text:span text:style-name="T1">Recursos:</text:span></loext:content-control></text:h>
      <text:p text:style-name="Standard"><loext:content-control loext:showing-place-holder="true" loext:plain-text="true" loext:id="-1742867320"><text:span text:style-name="T1">Indique los recursos aquí.</text:span></loext:content-control></text:p>
      <text:h text:style-name="Heading_20_4" text:outline-level="4"><loext:content-control loext:showing-place-holder="true" loext:id="1633520843"><text:span text:style-name="T1">Notas especiales:</text:span></loext:content-control></text:h>
      <text:p text:style-name="Standard"><loext:content-control loext:showing-place-holder="true" loext:plain-text="true" loext:id="1689711322"><text:span text:style-name="T1">Escriba las notas especiales aquí.</text:span></loext:content-control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9.5pt" fo:language="es" fo:country="E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9.5pt" fo:language="es" fo:country="ES" style:letter-kerning="false" style:font-name-asian="ＭＳ Ｐゴシック" style:font-size-asian="9.5pt" style:language-asian="en" style:country-asian="US" style:font-name-complex="Times New Roman" style:font-size-complex="9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141cm" style:contextual-spacing="false" fo:line-height="8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423cm" fo:margin-bottom="0.141cm" style:contextual-spacing="false"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 fo:keep-with-next="always"/>
      <style:text-properties style:font-name="Arial" fo:font-family="Arial" style:font-family-generic="roman" style:font-pitch="variable" fo:font-size="14pt" fo:font-style="italic" fo:font-weight="bold" style:letter-kerning="true" style:font-name-asian="ＭＳ Ｐゴシック" style:font-family-asian="'ＭＳ Ｐゴシック'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chapter">
      <style:paragraph-properties fo:keep-with-next="always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cm" fo:margin-bottom="0.212cm" style:contextual-spacing="false" fo:text-align="end" style:justify-single-word="false"/>
      <style:text-properties style:font-name="Arial" fo:font-family="Arial" style:font-family-generic="roman" style:font-pitch="variable" fo:font-weight="bold" style:font-name-asian="ＭＳ Ｐゴシック" style:font-family-asian="'ＭＳ Ｐゴシック'" style:font-family-generic-asian="system" style:font-pitch-asian="variable" style:font-weight-asian="bold" style:font-size-complex="11pt"/>
    </style:style>
    <style:style style:name="Heading_20_4" style:display-name="Heading 4" style:family="paragraph" style:parent-style-name="Standard" loext:linked-style-name="Título_20_4_20_Car" style:default-outline-level="4" style:list-style-name="" style:class="chapter">
      <style:paragraph-properties fo:margin-top="0.353cm" fo:margin-bottom="0.212cm" style:contextual-spacing="false" fo:keep-with-next="always"/>
      <style:text-properties fo:font-weight="bold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list-style-name="WWNum3" style:class="list">
      <style:paragraph-properties fo:margin-top="0.141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/>
    </style:style>
    <style:style style:name="Title" style:family="paragraph" style:parent-style-name="Standard" loext:linked-style-name="Título_20_Car" style:class="chapter">
      <style:paragraph-properties fo:margin-top="0cm" fo:margin-bottom="0.282cm" style:contextual-spacing="true"/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ítulo_20_4_20_Car" style:display-name="Título 4 Car" style:family="text" style:parent-style-name="Default_20_Paragraph_20_Font">
      <style:text-properties fo:font-weight="bold" style:font-weight-asian="bold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9.5pt" style:font-size-asian="9.5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9.5pt" style:font-size-asian="9.5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24pt" fo:font-weight="bold" style:letter-kerning="true" style:font-name-asian="ＭＳ Ｐゴシック" style:font-family-asian="'ＭＳ Ｐゴシック'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rial" fo:font-family="Arial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rial" fo:font-family="Arial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778cm" fo:margin-bottom="1.143cm" fo:margin-left="1.778cm" fo:margin-right="1.778cm" style:writing-mode="lr-tb" style:layout-grid-color="#c0c0c0" style:layout-grid-lines="57" style:layout-grid-base-height="0.455cm" style:layout-grid-ruby-height="0cm" style:layout-grid-mode="none" style:layout-grid-ruby-below="false" style:layout-grid-print="false" style:layout-grid-display="false" style:layout-grid-base-width="0.335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BÁÑEZ MACIÁ, IVÁN</meta:initial-creator>
    <meta:creation-date>2026-01-08T14:40:39.958179800</meta:creation-date>
    <dc:date>2021-12-22T11:52:00</dc:date>
    <meta:editing-duration>P0D</meta:editing-duration>
    <meta:document-statistic meta:table-count="9" meta:image-count="0" meta:object-count="0" meta:page-count="2" meta:paragraph-count="89" meta:word-count="430" meta:character-count="2684" meta:non-whitespace-character-count="2261"/>
    <meta:generator>LibreOffice/25.8.4.2$Windows_X86_64 LibreOffice_project/290daaa01b999472f0c7a3890eb6a550fd74c6df</meta:generator>
    <meta:user-defined meta:name="AppVersion">16.0000</meta:user-defined>
    <meta:template xlink:type="simple" xlink:actuate="onRequest" xlink:title="TM16392567" xlink:href=""/>
  </office:meta>
</office:document-meta>
</file>